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5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weather</text:p>
          </table:table-cell>
          <table:table-cell table:style-name="ce1" office:value-type="string" calcext:value-type="string">
            <text:p>speci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lbasau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morning/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vysau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nusau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mander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-- rain/ 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rmel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iza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quirtle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- night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rtor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astoi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terpi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tapo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tterfr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edl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ku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edri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dgey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- night</text:p>
          </table:table-cell>
          <table:table-cell table:style-name="ce2" office:value-type="string" calcext:value-type="string">
            <text:p>-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dgeott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dgeo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ttata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-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tica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earow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- night</text:p>
          </table:table-cell>
          <table:table-cell table:style-name="ce2" office:value-type="string" calcext:value-type="string">
            <text:p>-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ar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kans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/ -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bo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kachu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ich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ndshrew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dsla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doran♀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idori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doque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doran♂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dori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dok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efair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ef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ulpix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/ - night</text:p>
          </table:table-cell>
          <table:table-cell table:style-name="ce2" office:value-type="string" calcext:value-type="string">
            <text:p>-- rain/ 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netal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igglypuff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igglyt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ubat</text:p>
          </table:table-cell>
          <table:table-cell table:style-name="ce2" office:value-type="string" calcext:value-type="string">
            <text:p>all year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Golb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ddish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/ -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ileplu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ras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se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nona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omo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glet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gt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owth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si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syduck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ldu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nkey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-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mea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wlithe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-- rain/ 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can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iwag</text:p>
          </table:table-cell>
          <table:table-cell table:style-name="ce2" office:value-type="string" calcext:value-type="string">
            <text:p>spring/summer/fall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iwhir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iwra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bra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dab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akaza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chop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chok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cham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llsprou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pinbe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ictreeb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ntacool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ntacru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odude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avel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l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nyta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pida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owpoke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owb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nemit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gnet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rfetch'd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duo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d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el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wgo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ime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de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oys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stly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style-name="ce2" office:value-type="string" calcext:value-type="string">
            <text:p>+ fo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un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g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nix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owzee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yp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rabb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ngl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oltorb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ectro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ggcute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eggu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ubon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owa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itmonle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tmonchan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kitung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offing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ez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hyhorn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hy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nse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ngela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gaskha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rse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d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ldee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k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ryu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m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r. Mim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yther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ynx</text:p>
          </table:table-cell>
          <table:table-cell table:style-name="ce2" office:value-type="string" calcext:value-type="string">
            <text:p>winter</text:p>
          </table:table-cell>
          <table:table-cell/>
          <table:table-cell table:style-name="ce2" office:value-type="string" calcext:value-type="string">
            <text:p>+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ctabuzz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gmar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+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nsir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uros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gikarp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yarad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pra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tto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eve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por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olt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ar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rygon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anyt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ast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abuto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abuto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erodactyl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orlax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ticuno</text:p>
          </table:table-cell>
          <table:table-cell table:style-name="ce2" office:value-type="string" calcext:value-type="string">
            <text:p>winter</text:p>
          </table:table-cell>
          <table:table-cell/>
          <table:table-cell table:style-name="ce2" office:value-type="string" calcext:value-type="string">
            <text:p>++ snow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apdos</text:p>
          </table:table-cell>
          <table:table-cell table:style-name="ce2" office:value-type="string" calcext:value-type="string">
            <text:p>spring/summer/fall</text:p>
          </table:table-cell>
          <table:table-cell/>
          <table:table-cell table:style-name="ce2" office:value-type="string" calcext:value-type="string">
            <text:p>+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ltres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++ day</text:p>
          </table:table-cell>
          <table:table-cell table:style-name="ce2" office:value-type="string" calcext:value-type="string">
            <text:p>--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tin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gonai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gon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wtwo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w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korita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morning/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ylee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ganiu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yndaquil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morning/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ilav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phlo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todile</text:p>
          </table:table-cell>
          <table:table-cell table:style-name="ce2" office:value-type="string" calcext:value-type="string">
            <text:p>spring/summer/fall</text:p>
          </table:table-cell>
          <table:table-cell/>
          <table:table-cell table:style-name="ce2" office:value-type="string" calcext:value-type="string">
            <text:p>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ocona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eraligat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ntre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urr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othoot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ctow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dyba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edi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inarak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iad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ob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nchou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tur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ch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eff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gglyb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gepi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ge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tu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t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reep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/ -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aff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mphar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llossom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ll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zumari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udowoodo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lito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pip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ipl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umpl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ipom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nkern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nflo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anm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oper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ags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rkrow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wk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dreavus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ow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bbuffe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irafarig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eco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rretre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nsparc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ligar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style-name="ce2" office:value-type="string" calcext:value-type="string">
            <text:p>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eli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nubbull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nbu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wilfis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iz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uckl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acros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neasel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ddiursa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rsa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ugma</text:p>
          </table:table-cell>
          <table:table-cell table:style-name="ce2" office:value-type="string" calcext:value-type="string">
            <text:p>summer</text:p>
          </table:table-cell>
          <table:table-cell/>
          <table:table-cell table:style-name="ce2" office:value-type="string" calcext:value-type="string">
            <text:p>+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car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winub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losw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rsol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moraid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ctille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libird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tin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karmory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undour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und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ingd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hanp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nph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rygon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ntler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eargl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yrogu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itmontop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oochu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eki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b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ltank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iss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ikou</text:p>
          </table:table-cell>
          <table:table-cell table:style-name="ce2" office:value-type="string" calcext:value-type="string">
            <text:p>spring/summer/fall</text:p>
          </table:table-cell>
          <table:table-cell/>
          <table:table-cell table:style-name="ce2" office:value-type="string" calcext:value-type="string">
            <text:p>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tei</text:p>
          </table:table-cell>
          <table:table-cell table:style-name="ce2" office:value-type="string" calcext:value-type="string">
            <text:p>summer</text:p>
          </table:table-cell>
          <table:table-cell/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icune</text:p>
          </table:table-cell>
          <table:table-cell table:style-name="ce2" office:value-type="string" calcext:value-type="string">
            <text:p>winte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rvit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pit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ranit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ugia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-oh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lebi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ecko</text:p>
          </table:table-cell>
          <table:table-cell table:style-name="ce2" office:value-type="string" calcext:value-type="string">
            <text:p>spring/summer</text:p>
          </table:table-cell>
          <table:table-cell/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vy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ept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rchic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busk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azik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dkip</text:p>
          </table:table-cell>
          <table:table-cell table:style-name="ce2" office:value-type="string" calcext:value-type="string">
            <text:p>spring/fall</text:p>
          </table:table-cell>
          <table:table-cell/>
          <table:table-cell table:style-name="ce2" office:value-type="string" calcext:value-type="string">
            <text:p>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shtom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wamper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ochyena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ghtye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igzagoon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noo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urmpl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lco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autif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co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sto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otad</text:p>
          </table:table-cell>
          <table:table-cell table:style-name="ce2" office:value-type="string" calcext:value-type="string">
            <text:p>spring/summer/fall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mb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udicol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edo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zlea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if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illow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l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ngull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lipp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lt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rl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rdevoi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urskit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squera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roomish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el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akoth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goro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ak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ncada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njas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dinj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smu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ud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lou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kuhit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iyam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zuri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sepas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kitt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lcat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bley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wil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o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ir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ggr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ditit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cha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ectrik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ectr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usl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un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bea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llumise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elia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ulpi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lo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rvanh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arped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ilme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ilo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el</text:p>
          </table:table-cell>
          <table:table-cell table:style-name="ce2" office:value-type="string" calcext:value-type="string">
            <text:p>spring/summer</text:p>
          </table:table-cell>
          <table:table-cell/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merup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rkoal</text:p>
          </table:table-cell>
          <table:table-cell table:style-name="ce2" office:value-type="string" calcext:value-type="string">
            <text:p>spring/summer</text:p>
          </table:table-cell>
          <table:table-cell/>
          <table:table-cell table:style-name="ce2" office:value-type="string" calcext:value-type="string">
            <text:p>-- ra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oink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umpi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in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apinch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brav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cnea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ctur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wablu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/ -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tar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angoose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viper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natone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lrock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rboac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sca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rphish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awdau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lto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ydo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leep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adi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orith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mald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eeba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o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tform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ecleon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uppet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t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skull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sclo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opius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imecho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sol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ynau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norunt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+ night</text:p>
          </table:table-cell>
          <table:table-cell table:style-name="ce2" office:value-type="string" calcext:value-type="string">
            <text:p>+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al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heal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ale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lre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amperl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nta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reby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icant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vdisc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lamen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ldum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ta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tagro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rock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gice</text:p>
          </table:table-cell>
          <table:table-cell table:style-name="ce2" office:value-type="string" calcext:value-type="string">
            <text:p>winte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gisteel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tia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tio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yogre</text:p>
          </table:table-cell>
          <table:table-cell table:style-name="ce2" office:value-type="string" calcext:value-type="string">
            <text:p>all year</text:p>
          </table:table-cell>
          <table:table-cell/>
          <table:table-cell table:style-name="ce2" office:value-type="string" calcext:value-type="string">
            <text:p>+ rain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udon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yquaza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irachi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oxy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twig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rter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mchar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fer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ferna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plup</text:p>
          </table:table-cell>
          <table:table-cell table:style-name="ce2" office:value-type="string" calcext:value-type="string">
            <text:p>winte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plu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pol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rly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av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rap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doof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bar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ricketot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icketu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inx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x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uxr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dew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ser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anido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mpard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ieldon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tio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rmy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rmada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thi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bee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spiqu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chirisu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izel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oatz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erubi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erri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ello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stro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mbip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ifloon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ifbli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neary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punn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smagi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nchkr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ameow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urug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ngling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nky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kuntan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onzo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onzo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ns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me Jr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ppin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tot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ritomb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i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b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rchom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nchla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iolu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ca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ippopota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ppow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orupi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ap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oagunk</text:p>
          </table:table-cell>
          <table:table-cell table:style-name="ce2" office:value-type="string" calcext:value-type="string">
            <text:p>spring/summer/fall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xicroa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rnivin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neo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umin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ntyk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nover</text:p>
          </table:table-cell>
          <table:table-cell table:style-name="ce2" office:value-type="string" calcext:value-type="string">
            <text:p>winter</text:p>
          </table:table-cell>
          <table:table-cell/>
          <table:table-cell table:style-name="ce2" office:value-type="string" calcext:value-type="string">
            <text:p>+ sn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omasn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av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nezo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ckilick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hyperi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ngrow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ectiv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mort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geki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anmeg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isc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mosw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rygon-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ll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bopa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sknoi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oslass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om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xi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sprit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zelf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lga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lkia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atran</text:p>
          </table:table-cell>
          <table:table-cell table:style-name="ce2" office:value-type="string" calcext:value-type="string">
            <text:p>summer</text:p>
          </table:table-cell>
          <table:table-cell/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gigiga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ratina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sselia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ione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ph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rkrai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ymin</text:p>
          </table:table-cell>
          <table:table-cell table:style-name="ce2" office:value-type="string" calcext:value-type="string">
            <text:p>spring/summer</text:p>
          </table:table-cell>
          <table:table-cell table:style-name="ce2" office:value-type="string" calcext:value-type="string">
            <text:p>+ day</text:p>
          </table:table-cell>
          <table:table-cell table:style-name="ce2" office:value-type="string" calcext:value-type="string">
            <text:p>+ sunny</text:p>
          </table:table-cell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eus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ctini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vy</text:p>
          </table:table-cell>
          <table:table-cell table:style-name="ce2" office:value-type="string" calcext:value-type="string">
            <text:p>spring/summe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peri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pig</text:p>
          </table:table-cell>
          <table:table-cell table:style-name="ce2" office:value-type="string" calcext:value-type="string">
            <text:p>spring/summe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ign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bo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shawott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wot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murot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trat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tch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llipup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rdi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outla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rrloi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epa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sag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is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sear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ise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pour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mipou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nn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ushar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dov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nquill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nfez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itzl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ebstrik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ggenrol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ldo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igali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oba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oob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ilbur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cadri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dino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bur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urdur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nkeldur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mpol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lpito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ismito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ro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wk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waddl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dlo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avann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nipede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rlipe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olipe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ttone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imsicot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etilil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llig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sculin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ndile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rokoro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rookod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rumaka</text:p>
          </table:table-cell>
          <table:table-cell table:style-name="ce2" office:value-type="string" calcext:value-type="string">
            <text:p>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rmanit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ractu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webble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us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ragg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raf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gilyph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mask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fagrigus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touga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racos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hen</text:p>
          </table:table-cell>
          <table:table-cell table:style-name="ce2" office:value-type="string" calcext:value-type="string">
            <text:p>all year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cheo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ubbis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rbod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oru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oroar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nccino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ncci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thit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thori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thitel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losis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uos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unicl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cklett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n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nillite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nilli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nillux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erling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wsbuck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molg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rrablas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scavalie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ongus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oongu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illish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ellic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omomola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oltik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lvantu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erroseed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rrothor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link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la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linkla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namo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elektri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elektro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gyem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heey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wick</text:p>
          </table:table-cell>
          <table:table-cell table:style-name="ce2" office:value-type="string" calcext:value-type="string">
            <text:p>all year</text:p>
          </table:table-cell>
          <table:table-cell table:style-name="ce2" office:value-type="string" calcext:value-type="string">
            <text:p>++ nigh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mp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ndelu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xe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xu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xor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ubchoo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ar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yogonal</text:p>
          </table:table-cell>
          <table:table-cell table:style-name="ce2" office:value-type="string" calcext:value-type="string">
            <text:p>wi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lme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celgor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nfis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enfoo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ensha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uddi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let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lur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wniard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ishar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uffalant</text:p>
          </table:table-cell>
          <table:table-cell table:style-name="ce2" office:value-type="string" calcext:value-type="string">
            <text:p>spring/summer/fa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ffle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via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ullaby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dibuzz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atm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rant</text:p>
          </table:table-cell>
          <table:table-cell table:style-name="ce2" office:value-type="string" calcext:value-type="string">
            <text:p>all y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in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weilo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ydrei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rvesta</text:p>
          </table:table-cell>
          <table:table-cell table:style-name="ce2" office:value-type="string" calcext:value-type="string">
            <text:p>spring/summ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caro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bal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rrak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iriz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rnad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undur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hira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ekr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ndor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yur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elde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loet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enese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esp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illad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esnaugh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ennek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ix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lpho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oak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ogadi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ninj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nnelb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ggersb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etchl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etchin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lonfl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atterbu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ewp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ivil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le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yro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abébé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oet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org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dd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go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cha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ngo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urfro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spur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ows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ned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ubla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egisla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ritz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omatis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wirli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urp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k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lam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nac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rbarac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rel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gal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aunch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awitz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liopt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eliolis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ru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rantru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mau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ror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wluch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den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rbin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om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iggo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od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lefk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hantum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even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mpkabo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urge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rgm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valug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ib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iver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Xerne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vel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ygar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anc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op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olcan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wl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rtri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ciduey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tt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rrac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inero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ppl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ion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mari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kipe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rumbea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ucann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ungo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umsho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ubb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jabu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ikavo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abrawl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abomin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ico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utief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ibomb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ckr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ycanro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shiwash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rean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xape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dbr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dsda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wpi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aquani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mant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urant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relu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iinotic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land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lazz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uffu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we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unsw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een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saree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f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angur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ssimi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mpo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lisopo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ndyga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lossa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yukumuk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ype: Nu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lval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ni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ma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urtona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gedemar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miky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uxi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mp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helmi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angmo-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kamo-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mmo-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pu Kok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pu Le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pu Bul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pu Fin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smo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smo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lgale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una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hile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zzwo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heromos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Xurkitr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elestee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arta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uzzlo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ecrozm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gear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rshad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po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ganad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katak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acepha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erao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lt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lmet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ook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wack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illab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orbunn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boo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indera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ob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izzi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tele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wov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ed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okid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rvisqu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rviknigh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lipbu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ttl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bee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ick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hievu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ssifleu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ldego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olo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bwoo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ew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edna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Yamp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ltu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lyco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rko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aloss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app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letu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licob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ndacon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amor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roku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rraskew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x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xtricit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zzlipe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entiskorc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obbop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apploc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niste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teage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ten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ttr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attere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mpidim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rgre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immsnar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stago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errserk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urso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rfetch'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r. Ri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unerig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lce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crem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lin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incurch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n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osmo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onjourn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isc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deede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orpek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uf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pperaja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cozo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tozo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covi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tovis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ralu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ee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kloa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ragapu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aci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amazen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ternat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ubf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rshif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Zarud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elek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gidra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astri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ectri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lyre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yrde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leav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rsalu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sculeg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neasl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verqw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amor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rigatit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oragat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owscarad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uecoc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ocal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eledir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x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xwe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quav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chon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inkolog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rountu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ido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ym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oki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wm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wm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wmo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ndema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ushol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doug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chsbu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moli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lli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boliv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quawkabill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cl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clstac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rganac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cad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maro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eruled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dbul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llibo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ttr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ilowattr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schi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bossti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rood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afaia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mbl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amblegha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edscoo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edscrue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law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psaki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ovilla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ll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bsc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itt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spath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nkatin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nkatuf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nkat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glet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ugtri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ombirdi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niz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laf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r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vavro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ycliza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rthwor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imm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limmo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avar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undsto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ami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etodd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etit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luz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ondoz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tsugi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nihila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ods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arigira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dunspar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ingambi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reat Tus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ream Ta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rute Bonn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lutter Ma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lither W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ndy Shock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Trea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Bund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Han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Jugul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Moth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Thor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igiba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tibax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xcalibu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immighou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holdeng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-Chi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en-Pa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ing-L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-Y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aring Mo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Vali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rai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rai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lking Wak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Leav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ippl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tchageis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nistch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kidog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unkido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ezandipi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gerp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rchalud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ydrapp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ouging Fi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ging Bol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Bould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on Crow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rapag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echarunt</text:p>
          </table:table-cell>
          <table:table-cell table:number-columns-repeated="1023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6" meta:object-count="0"/>
    <meta:generator>LibreOfficeDev/6.0.5.2$Linux_X86_64 LibreOffice_project/</meta:generator>
  </office:meta>
</office:document-meta>
</file>